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c5d81" officeooo:paragraph-rsid="001c5d8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5d81" officeooo:paragraph-rsid="001c5d8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a648" officeooo:paragraph-rsid="001ca64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c68c" officeooo:paragraph-rsid="001dc68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c000" officeooo:paragraph-rsid="001ec00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ec000" officeooo:paragraph-rsid="001ec00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ec000" officeooo:paragraph-rsid="0020311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fcea" officeooo:paragraph-rsid="0023fce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4cd3" officeooo:paragraph-rsid="00254cd3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311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269c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HỰC HÀNH 1</text:p>
      <text:p text:style-name="P2"><text:span text:style-name="T1">Bài 1:</text:span></text:p>
      <text:p text:style-name="P2"><text:span text:style-name="T1">- Lệnh touch được dùng để tạo một file mới.</text:span></text:p>
      <text:p text:style-name="P2"><text:span text:style-name="T1">VD: touch vidu.sh</text:span></text:p>
      <text:p text:style-name="P2"><text:span text:style-name="T1">touch vidu1.sh vidu2.sh</text:span></text:p>
      <text:p text:style-name="P2"><text:span text:style-name="T1">- Các công dụng của lệnh cat:</text:span></text:p>
      <text:p text:style-name="P2"><text:span text:style-name="T1">+ Đọc nội dung file</text:span></text:p>
      <text:p text:style-name="P2"><text:span text:style-name="T1">VD: hien@hien-laptop:~$ cat vidu.txt vidu1.txt</text:span></text:p>
      <text:p text:style-name="P2"><text:span text:style-name="T1">This line is in vidu.txt</text:span></text:p>
      <text:p text:style-name="P2"><text:span text:style-name="T1">This line is in vidu1.txt</text:span></text:p>
      <text:p text:style-name="P3"><text:span text:style-name="T1">+Tạo file</text:span></text:p>
      <text:p text:style-name="P3"><text:span text:style-name="T1">VD: </text:span></text:p>
      <text:p text:style-name="P3"><text:span text:style-name="T1">hien@hien-laptop:~$ cat &gt;vidu3.txt</text:span></text:p>
      <text:p text:style-name="P3"><text:span text:style-name="T1">Hello world</text:span></text:p>
      <text:p text:style-name="P3"><text:span text:style-name="T1">^C</text:span></text:p>
      <text:p text:style-name="P3"><text:span text:style-name="T1">hien@hien-laptop:~$ cat vidu3.txt</text:span></text:p>
      <text:p text:style-name="P3"><text:span text:style-name="T1">Hello world</text:span></text:p>
      <text:p text:style-name="P3"><text:span text:style-name="T1">+Xóa điểm cuối tùy ý</text:span></text:p>
      <text:p text:style-name="P3"><text:span text:style-name="T1">Vd:</text:span></text:p>
      <text:p text:style-name="P3"><text:span text:style-name="T1">hien@hien-laptop:~$ cat vidu3.txt</text:span></text:p>
      <text:p text:style-name="P3"><text:span text:style-name="T1">Hello world</text:span></text:p>
      <text:p text:style-name="P3"><text:span text:style-name="T1">END</text:span></text:p>
      <text:p text:style-name="P3"><text:span text:style-name="T1">hien@hien-laptop:~$ cat &gt;vidu3.txt &lt;&lt; END</text:span></text:p>
      <text:p text:style-name="P3"><text:span text:style-name="T1">&gt; Hello world</text:span></text:p>
      <text:p text:style-name="P3"><text:span text:style-name="T1">&gt; END</text:span></text:p>
      <text:p text:style-name="P3"><text:span text:style-name="T1">hien@hien-laptop:~$ cat vidu3.txt</text:span></text:p>
      <text:p text:style-name="P3"><text:span text:style-name="T1">Hello world</text:span></text:p>
      <text:p text:style-name="P4"><text:span text:style-name="T1">+Sao chép file</text:span></text:p>
      <text:p text:style-name="P4"><text:span text:style-name="T1">hien@hien-laptop:~$ cat vidu3.txt</text:span></text:p>
      <text:p text:style-name="P4"><text:span text:style-name="T1">Hello world</text:span></text:p>
      <text:p text:style-name="P4"><text:span text:style-name="T1">hien@hien-laptop:~$ cat vidu3.txt &gt; vidu4.txt</text:span></text:p>
      <text:p text:style-name="P4"><text:span text:style-name="T1">hien@hien-laptop:~$ cat vidu4.txt</text:span></text:p>
      <text:p text:style-name="P4"><text:span text:style-name="T1">Hello world</text:span></text:p>
      <text:p text:style-name="P4"><text:span text:style-name="T1">+Đọc ngược nội dung file</text:span></text:p>
      <text:p text:style-name="P4"><text:span text:style-name="T1">hien@hien-laptop:~$ cat count</text:span></text:p>
      <text:p text:style-name="P4"><text:span text:style-name="T1">2</text:span></text:p>
      <text:p text:style-name="P4"><text:span text:style-name="T1">3</text:span></text:p>
      <text:p text:style-name="P4"><text:span text:style-name="T1">4</text:span></text:p>
      <text:p text:style-name="P4"><text:span text:style-name="T1">Captain Teemo on duty</text:span></text:p>
      <text:p text:style-name="P4"><text:span text:style-name="T1">hien@hien-laptop:~$ tac count</text:span></text:p>
      <text:p text:style-name="P4"><text:span text:style-name="T1">Captain Teemo on duty</text:span></text:p>
      <text:p text:style-name="P4"><text:span text:style-name="T1">4</text:span></text:p>
      <text:p text:style-name="P4"><text:span text:style-name="T1">3</text:span></text:p>
      <text:p text:style-name="P4"><text:span text:style-name="T1">2</text:span></text:p>
      <text:p text:style-name="P4"><text:span text:style-name="T1"/></text:p>
      <text:p text:style-name="P5"><text:soft-page-break/><text:span text:style-name="T1">Bài 2:</text:span></text:p>
      <text:p text:style-name="P6">- Hiển thị số lượng các từ trong một file text <text:s/><text:span text:style-name="T2">(tùy chọn -w)</text:span></text:p>
      <text:p text:style-name="P6">hien@hien-laptop:~$ wc -w football.txt</text:p>
      <text:p text:style-name="P6">284 football.txt</text:p>
      <text:p text:style-name="P7">- Hiển thị số lượng các dòng trong một file text <text:span text:style-name="T2">(tùy chọn -l)</text:span></text:p>
      <text:p text:style-name="P7">hien@hien-laptop:~$ wc -l football.txt</text:p>
      <text:p text:style-name="P7">14 football.txt</text:p>
      <text:p text:style-name="P7">- Hiển thị số lượng các <text:span text:style-name="T2">ký tự</text:span> trong một file text <text:span text:style-name="T2">(tùy chọn -c)</text:span></text:p>
      <text:p text:style-name="P7">hien@hien-laptop:~$ wc -c football.txt</text:p>
      <text:p text:style-name="P7">1780 football.txt</text:p>
      <text:p text:style-name="P9">- Hiển thị danh sách file trong thư mục <text:span text:style-name="T3">/usr/bin </text:span><text:span text:style-name="T4">và sắp xếp kết quả theo thứ tự tăng dần/giảm dần:</text:span></text:p>
      <text:p text:style-name="P9"><text:span text:style-name="T4">+ ls -sort</text:span></text:p>
      <text:p text:style-name="P8">Bài 3:</text:p>
      <text:p text:style-name="P8">-Dùng lệnh head cho biết thông tin 3 user đầu trong mypassword.txt</text:p>
      <text:p text:style-name="P8">hien@hien-laptop:~/mydir$ head -3 mypassword.txt</text:p>
      <text:p text:style-name="P8">root:x:0:0:root:/root:/bin/bash</text:p>
      <text:p text:style-name="P8">daemon:x:1:1:daemon:/usr/sbin:/usr/sbin/nologin</text:p>
      <text:p text:style-name="P8">bin:x:2:2:bin:/bin:/usr/sbin/nologin</text:p>
      <text:p text:style-name="P8">-Dùng lệnh head cho biết thông tin 3 user cuối trong mypassword.txt</text:p>
      <text:p text:style-name="P8">hien@hien-laptop:~/mydir$ tail <text:s/>-3 mypassword.txt</text:p>
      <text:p text:style-name="P8">geoclue:x:120:126::/var/lib/geoclue:/bin/false</text:p>
      <text:p text:style-name="P8">gdm:x:121:127:Gnome Display Manager:/var/lib/gdm3:/bin/false</text:p>
      <text:p text:style-name="P8">hien:x:1000:1000:hien,,,:/home/hien:/bin/bash</text:p>
      <text:p text:style-name="P8">-<text:span text:style-name="T5">Cho biết thông tin của user thứ 4 đến thứ 15</text:span></text:p>
      <text:p text:style-name="P8">hien@hien-laptop:~/mydir$ head -<text:span text:style-name="T5">15</text:span> mypassword.txt | tail -$((<text:span text:style-name="T5">15</text:span>-4+1)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20:29.024803026</meta:creation-date>
    <dc:date>2018-04-05T10:06:10.365446005</dc:date>
    <meta:editing-duration>PT32M58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2" meta:paragraph-count="69" meta:word-count="280" meta:character-count="1878" meta:non-whitespace-character-count="1664"/>
  </office:meta>
</office:document-meta>
</file>